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4a269" officeooo:paragraph-rsid="0014a26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4a269" officeooo:paragraph-rsid="0014a269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64f42" officeooo:paragraph-rsid="00164f4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64f42" officeooo:paragraph-rsid="00171b45"/>
    </style:style>
    <style:style style:name="P5" style:family="paragraph" style:parent-style-name="Standard">
      <style:text-properties officeooo:paragraph-rsid="00164f42"/>
    </style:style>
    <style:style style:name="P6" style:family="paragraph" style:parent-style-name="Standard">
      <style:text-properties officeooo:paragraph-rsid="00171b45"/>
    </style:style>
    <style:style style:name="T1" style:family="text">
      <style:text-properties style:text-underline-style="none" officeooo:rsid="00164f42"/>
    </style:style>
    <style:style style:name="T2" style:family="text">
      <style:text-properties officeooo:rsid="0019b857"/>
    </style:style>
    <style:style style:name="T3" style:family="text">
      <style:text-properties fo:font-weight="bold" officeooo:rsid="0019b857" style:font-weight-asian="bold" style:font-weight-complex="bold"/>
    </style:style>
    <style:style style:name="T4" style:family="text">
      <style:text-properties officeooo:rsid="00171b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</text:p>
      <text:p text:style-name="P1"/>
      <text:p text:style-name="P2">Greetings team,<text:line-break/>Please have a look at following questionnaires and provide the answers carefully;</text:p>
      <text:p text:style-name="P2"/>
      <text:p text:style-name="P3">Question 1: What is the acceptable time taken to load (render) the full screen ?</text:p>
      <text:p text:style-name="P3">Question 2: Review MQ and Solace configurations?</text:p>
      <text:p text:style-name="P3">Question 3: All records must be encrypted in transit over a network.</text:p>
      <text:p text:style-name="P3">Question 4: EDPP Recommendation Implementation for PII</text:p>
      <text:p text:style-name="P3">Question 5: What is the SLI for the requests?</text:p>
      <text:p text:style-name="P3">Question 6: What is the time data frequency/refresh rate for reporting.</text:p>
      <text:p text:style-name="P3">Question 7: Total number of internet/intranet users that will use the system</text:p>
      <text:p text:style-name="P3">Question 8: What is count of internet/intranet concurrent users at a peak hours in each market (expected TPS)?</text:p>
      <text:p text:style-name="P3">Question 9: What all business portfolios are intending to use <text:s/>(current and in future)</text:p>
      <text:p text:style-name="P3">Question 10: POD CPU and Memory needs to be configured and reviewed based on the application usage</text:p>
      <text:p text:style-name="P3">Question 11: Load balancing algorithm should be in Round Robin (RR) at router level</text:p>
      <text:p text:style-name="P5"><text:span text:style-name="T1">Question 12: </text:span>Livenes and Readiness probe configuration</text:p>
      <text:p text:style-name="P5"><text:span text:style-name="T1">Question 13: </text:span>Creating separate SVC IDs for each environment </text:p>
      <text:p text:style-name="P3">Question 14: What are documentation available for end users. </text:p>
      <text:p text:style-name="P3">Question 15: In case of impact/outages, how long the system can be unavailable before back up again?</text:p>
      <text:p text:style-name="P3">Question 16: System data backed up every x hours and copies stored in a secure off-site location?</text:p>
      <text:p text:style-name="P3">Question 17: In the event of disaster what are the responsibilities of different stakeholders?</text:p>
      <text:p text:style-name="P3">Question 18: Design to support an active-active, GDHA (Geographically Dispersed High Availability) topology. The traffic should be distributed between IPC1, IPC2(R1) and IPC2(R2).</text:p>
      <text:p text:style-name="P3">Question 19: Cognizant of network topologies and optimize traffic routing accordingly.</text:p>
      <text:p text:style-name="P3">Question 20: How long the system can be inactive before a timeouts?</text:p>
      <text:p text:style-name="P3">Question 21: How long the system should wait before timeout (e.g. 20 seconds)</text:p>
      <text:p text:style-name="P3">Question 22: Network constraints (if any) ? is it needed?</text:p>
      <text:p text:style-name="P3">Question 23: Baselining the page response time and availability using tools such as DT Synthetic and RUM(Real User Monitoring)</text:p>
      <text:p text:style-name="P3">Question 24: Unprotected health check URL's</text:p>
      <text:p text:style-name="P3">Question 25: Update Runbook ( IGCSNFRa, Architecture, dependent support groups info )<text:line-break/>Question 26: Define Standard Operational Procedures for common issues</text:p>
      <text:p text:style-name="P3">Question 27: Sign off from all consumer applications (Applicable for web service provider application)<text:line-break/>Question 28: Enabling Multi AZ</text:p>
      <text:p text:style-name="P3">Question 29: New application VIPs should be added for GDHA failover in AppViewX Self Service Tool</text:p>
      <text:p text:style-name="P5"><text:span text:style-name="T1">Question 30: </text:span>Graceful degradation to be incorporate for auto retry </text:p>
      <text:p text:style-name="P5"><text:span text:style-name="T1">Question 31: </text:span>Identifying peak and non peak hours</text:p>
      <text:p text:style-name="P5"><text:span text:style-name="T1">Question 32: </text:span>Blue and Green deploymnet</text:p>
      <text:p text:style-name="P3">Question 33: PIV automation</text:p>
      <text:p text:style-name="P3"/>
      <text:p text:style-name="P3"/>
      <text:p text:style-name="P6">Questions <text:span text:style-name="T2">(</text:span><text:span text:style-name="T3">mandatory part</text:span><text:span text:style-name="T2">)</text:span></text:p>
      <text:p text:style-name="P6"><text:span text:style-name="T4">Q1: </text:span>What is the acceptable time taken to load (render) the full screen (with all images and buttons) of the application after clicking the icon, link or button?</text:p>
      <text:p text:style-name="P6"><text:soft-page-break/><text:span text:style-name="T4">Q2: </text:span>What is the acceptable time the UI can take to respond to action performed by user, e.g. click button to go to next screen?</text:p>
      <text:p text:style-name="P6"><text:span text:style-name="T4">Q3: </text:span>What is the total number of system users(intranet/internet)</text:p>
      <text:p text:style-name="P6"><text:span text:style-name="T4">Q4: </text:span>What are the hours of operation for the system?</text:p>
      <text:p text:style-name="P6"><text:span text:style-name="T4">Q5: </text:span>Within how much time (milliseconds) a REST service call must respond?</text:p>
      <text:p text:style-name="P6"><text:span text:style-name="T4">Q6: </text:span>Within how much time (minutes) a batch process must complete its processing?</text:p>
      <text:p text:style-name="P6"><text:span text:style-name="T4">Q7: </text:span>How many concurrent users the system should support?</text:p>
      <text:p text:style-name="P6"><text:span text:style-name="T4">Q8: </text:span>How many requests a REST service must support per second?</text:p>
      <text:p text:style-name="P6"><text:span text:style-name="T4">Q9: </text:span>How much data can we store? Will we ever run out of storage space?</text:p>
      <text:p text:style-name="P6"><text:span text:style-name="T4">Q10: </text:span>Which browsers, operating systems and versions should we expect the software to work on?</text:p>
      <text:p text:style-name="P6"><text:span text:style-name="T4">Q11: </text:span>How often can we expect the system to be available to use? </text:p>
      <text:p text:style-name="P6"><text:span text:style-name="T4">Q12: </text:span>How does it handle critical failures? </text:p>
      <text:p text:style-name="P6"><text:span text:style-name="T4">Q13: </text:span>How long does it take for a system to come back online after a failure?</text:p>
      <text:p text:style-name="P6"><text:span text:style-name="T4">Q14: </text:span>"How to keep application running after an error occurs? What SLA needs to be met on Availability? "</text:p>
      <text:p text:style-name="P6"><text:span text:style-name="T4">Q15: </text:span>How much Data can the system store and for how long?</text:p>
      <text:p text:style-name="P6"><text:span text:style-name="T4">Q16: </text:span>Correlation IDs generated at receipt of request, passed on to all subsystems and API calls, and included in all logs</text:p>
      <text:p text:style-name="P6"><text:span text:style-name="T4">Q17: </text:span>Centralising logs, with all services and instances logging to a single central location</text:p>
      <text:p text:style-name="P6"><text:span text:style-name="T4">Q18: </text:span>Only logging useful information and fixing errors as they are identified</text:p>
      <text:p text:style-name="P4"><text:span text:style-name="T4">Q19: </text:span>Implementing third-party monitoring services for crucial areas of the applic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01:26:08.367867163</meta:creation-date>
    <dc:date>2022-07-24T02:02:13.895102377</dc:date>
    <meta:editing-duration>PT5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677" meta:character-count="4170" meta:non-whitespace-character-count="3540"/>
  </office:meta>
</office:document-meta>
</file>